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3" style:family="graphic" style:parent-style-name="standard">
      <style:graphic-properties draw:stroke="solid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_32__20_Dots_20_1_20_Dash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_32__20_Dots_20_1_20_Dash" svg:stroke-color="#3465a4" draw:fill="solid" draw:fill-color="#dd4814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" svg:stroke-color="#dd4814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solid" draw:stroke-dash="Fine_20_Dashed" svg:stroke-color="#0099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Fine_20_Dashed" svg:stroke-color="#009900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Fine_20_Dashed" svg:stroke-color="#3333ff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Fine_20_Dashed" svg:stroke-color="#0000ff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solid" draw:stroke-dash="Fine_20_Dashed" svg:stroke-width="0cm" svg:stroke-color="#dd4814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stroke="solid" draw:stroke-dash="Fine_20_Dashed" svg:stroke-color="#ff420e" draw:marker-end="Arrow" draw:marker-end-width="0.3cm" draw:fill="none" draw:textarea-vertical-align="middle"/>
    </style:style>
    <style:style style:name="gr21" style:family="graphic" style:parent-style-name="standard">
      <style:graphic-properties draw:stroke="solid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22" style:family="graphic" style:parent-style-name="standard">
      <style:graphic-properties draw:stroke="dash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23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stroke="solid" draw:stroke-dash="Fine_20_Dashed" draw:fill="solid" draw:fill-color="#c5000b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dash" draw:stroke-dash="_32__20_Dots_20_1_20_Dash" svg:stroke-color="#ff00cc" draw:marker-end="Arrow" draw:marker-end-width="0.3cm" draw:fill="none" draw:textarea-vertical-align="middle"/>
    </style:style>
    <style:style style:name="gr28" style:family="graphic" style:parent-style-name="standard">
      <style:graphic-properties draw:stroke="solid" draw:stroke-dash="Fine_20_Dashed"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133cm 6.479cm -0.134cm" svg:x1="17.514cm" svg:y1="35.29cm" svg:x2="17.51cm" svg:y2="11.16cm" draw:start-shape="id1" draw:start-glue-point="6" draw:end-shape="id2" draw:end-glue-point="4" svg:d="M17514 35290v635h9521v-25400h-9525v635" svg:viewBox="0 0 9526 25401">
          <text:p/>
        </draw:connector>
        <draw:custom-shape draw:style-name="gr2" draw:text-style-name="P1" draw:layer="layout" svg:width="17.526cm" svg:height="3.556cm" svg:x="8.747cm" svg:y="11.287cm">
          <text:p text:style-name="P1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layer="layout" svg:width="17.526cm" svg:height="13.716cm" svg:x="8.747cm" svg:y="16.36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xml:id="id3" draw:id="id3" draw:layer="layout" svg:width="3.81cm" svg:height="3.81cm" svg:x="46.72cm" svg:y="46.72cm">
          <text:p text:style-name="P1">Engine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81cm" svg:height="3.81cm" svg:x="46.72cm" svg:y="53.07cm">
          <text:p text:style-name="P1">Is runni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48.625cm" svg:y1="50.53cm" svg:x2="48.625cm" svg:y2="53.07cm" draw:start-shape="id3" draw:start-glue-point="6" draw:end-shape="id4" svg:d="M48625 50530v2540" svg:viewBox="0 0 1 2541">
          <text:p/>
        </draw:connector>
        <draw:custom-shape draw:style-name="gr4" draw:text-style-name="P1" xml:id="id5" draw:id="id5" draw:layer="layout" svg:width="3.81cm" svg:height="1.27cm" svg:x="53.07cm" svg:y="54.34cm">
          <text:p text:style-name="P1">Ex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6.35cm" svg:height="1.397cm" svg:x="45.45cm" svg:y="59.42cm">
          <text:p text:style-name="P1">For Each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50.53cm" svg:y1="54.975cm" svg:x2="53.07cm" svg:y2="54.975cm" draw:start-shape="id4" draw:start-glue-point="7" draw:end-shape="id5" draw:end-glue-point="5" svg:d="M50530 54975h2540" svg:viewBox="0 0 2541 1">
          <text:p/>
        </draw:connector>
        <draw:connector draw:style-name="gr6" draw:text-style-name="P1" draw:layer="layout" svg:x1="48.625cm" svg:y1="56.88cm" svg:x2="48.625cm" svg:y2="59.42cm" draw:start-shape="id4" draw:start-glue-point="6" draw:end-shape="id6" draw:end-glue-point="4" svg:d="M48625 56880v2540" svg:viewBox="0 0 1 2541">
          <text:p/>
        </draw:connector>
        <draw:connector draw:style-name="gr6" draw:text-style-name="P1" draw:layer="layout" svg:x1="48.625cm" svg:y1="60.817cm" svg:x2="49.896cm" svg:y2="63.23cm" draw:start-shape="id6" draw:start-glue-point="6" draw:end-shape="id7" draw:end-glue-point="0" svg:d="M48625 60817v1207h1271v1206" svg:viewBox="0 0 1272 2414">
          <text:p/>
        </draw:connector>
        <draw:custom-shape draw:style-name="gr4" draw:text-style-name="P1" xml:id="id7" draw:id="id7" draw:layer="layout" svg:width="6.348cm" svg:height="1.268cm" svg:x="46.722cm" svg:y="63.23cm">
          <text:p text:style-name="P1">For Each 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7.62cm" svg:height="1.27cm" svg:x="47.99cm" svg:y="67.04cm">
          <text:p text:style-name="P1">System::Process(spac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49.896cm" svg:y1="64.498cm" svg:x2="51.8cm" svg:y2="67.04cm" draw:start-shape="id7" draw:start-glue-point="6" draw:end-shape="id8" draw:end-glue-point="4" svg:d="M49896 64498v1272h1904v1270" svg:viewBox="0 0 1905 2543">
          <text:p/>
        </draw:connector>
        <draw:custom-shape draw:style-name="gr4" draw:text-style-name="P1" xml:id="id9" draw:id="id9" draw:layer="layout" svg:width="11.428cm" svg:height="1.268cm" svg:x="49.262cm" svg:y="70.85cm">
          <text:p text:style-name="P1">For Each &lt;System Type&gt;_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51.8cm" svg:y1="68.31cm" svg:x2="54.976cm" svg:y2="70.85cm" draw:start-shape="id8" draw:start-glue-point="6" draw:end-shape="id9" svg:d="M51800 68310v1271h3176v1269" svg:viewBox="0 0 3177 2541">
          <text:p/>
        </draw:connector>
        <draw:custom-shape draw:style-name="gr4" draw:text-style-name="P1" xml:id="id10" draw:id="id10" draw:layer="layout" svg:width="10.16cm" svg:height="1.27cm" svg:x="50.53cm" svg:y="74.66cm">
          <text:p text:style-name="P1">System::Process(compone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54.976cm" svg:y1="72.118cm" svg:x2="55.61cm" svg:y2="74.66cm" draw:start-shape="id9" draw:start-glue-point="6" draw:end-shape="id10" draw:end-glue-point="4" svg:d="M54976 72118v1272h634v1270" svg:viewBox="0 0 635 2543">
          <text:p/>
        </draw:connector>
        <draw:connector draw:style-name="gr7" draw:text-style-name="P1" draw:layer="layout" svg:x1="68.359cm" svg:y1="22.59cm" svg:x2="78.485cm" svg:y2="22.556cm" svg:d="M68359 22590h5063v-34h5063" svg:viewBox="0 0 10127 35">
          <text:p text:style-name="P1">Holds a reference</text:p>
        </draw:connector>
        <draw:connector draw:style-name="gr8" draw:text-style-name="P1" draw:layer="layout" svg:x1="68.31cm" svg:y1="21.305cm" svg:x2="78.485cm" svg:y2="21.346cm" svg:d="M68310 21305h5088v41h5087" svg:viewBox="0 0 10176 42">
          <text:p text:style-name="P1">Owns</text:p>
        </draw:connector>
        <draw:custom-shape draw:style-name="gr9" draw:text-style-name="P1" draw:layer="layout" svg:width="5.08cm" svg:height="3.81cm" svg:x="2.272cm" svg:y="102.6cm">
          <text:p text:style-name="P1">Phys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08cm" svg:height="3.81cm" svg:x="2.272cm" svg:y="16.24cm">
          <text:p text:style-name="P1">Event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08cm" svg:height="3.81cm" svg:x="2.274cm" svg:y="21.32cm">
          <text:p text:style-name="P1">Logic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27" draw:id="id27" draw:layer="layout" svg:width="5.08cm" svg:height="3.81cm" svg:x="8.62cm" svg:y="6.08cm">
          <text:p text:style-name="P1">Previous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28" draw:id="id28" draw:layer="layout" svg:width="5.08cm" svg:height="3.81cm" svg:x="14.966cm" svg:y="6.08cm">
          <text:p text:style-name="P1">Curren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29" draw:id="id29" draw:layer="layout" svg:width="5.08cm" svg:height="3.81cm" svg:x="21.32cm" svg:y="6.082cm">
          <text:p text:style-name="P1">Nex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5.08cm" svg:height="3.81cm" svg:x="8.62cm" svg:y="16.24cm">
          <text:p text:style-name="P1">Respond to</text:p>
          <text:p text:style-name="P1">events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4" draw:id="id14" draw:layer="layout" svg:width="5.08cm" svg:height="3.81cm" svg:x="21.32cm" svg:y="21.32cm">
          <text:p text:style-name="P1">To create events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3" draw:id="id13" draw:layer="layout" svg:width="5.08cm" svg:height="3.808cm" svg:x="14.97cm" svg:y="21.322cm">
          <text:p text:style-name="P1">Using state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2" draw:id="id12" draw:layer="layout" svg:width="5.08cm" svg:height="3.81cm" svg:x="14.97cm" svg:y="16.24cm">
          <text:p text:style-name="P1">To create state 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7" draw:id="id17" draw:layer="layout" svg:width="5.08cm" svg:height="3.808cm" svg:x="14.97cm" svg:y="102.602cm">
          <text:p text:style-name="P1">Using state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6" draw:id="id16" draw:layer="layout" svg:width="5.08cm" svg:height="3.81cm" svg:x="21.32cm" svg:y="107.68cm">
          <text:p text:style-name="P1">To create events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" draw:layer="layout" svg:x1="13.7cm" svg:y1="18.145cm" svg:x2="14.97cm" svg:y2="18.145cm" draw:start-shape="id11" draw:start-glue-point="7" draw:end-shape="id12" draw:end-glue-point="5" svg:d="M13700 18145h1270" svg:viewBox="0 0 1271 1">
          <text:p/>
        </draw:connector>
        <draw:connector draw:style-name="gr1" draw:text-style-name="P1" draw:layer="layout" svg:x1="17.51cm" svg:y1="20.05cm" svg:x2="17.51cm" svg:y2="21.322cm" draw:start-shape="id12" draw:start-glue-point="6" draw:end-shape="id13" draw:end-glue-point="4" svg:d="M17510 20050v1272" svg:viewBox="0 0 1 1273">
          <text:p/>
        </draw:connector>
        <draw:connector draw:style-name="gr1" draw:text-style-name="P1" draw:layer="layout" svg:x1="20.05cm" svg:y1="23.226cm" svg:x2="21.32cm" svg:y2="23.225cm" draw:start-shape="id13" draw:start-glue-point="7" draw:end-shape="id14" draw:end-glue-point="5" svg:d="M20050 23226h636v-1h634" svg:viewBox="0 0 1271 2">
          <text:p/>
        </draw:connector>
        <draw:connector draw:style-name="gr12" draw:text-style-name="P1" draw:layer="layout" svg:x1="20.05cm" svg:y1="109.586cm" svg:x2="21.32cm" svg:y2="109.585cm" draw:start-shape="id15" draw:end-shape="id16" draw:end-glue-point="5" svg:d="M20050 109586h636v-1h634" svg:viewBox="0 0 1271 2">
          <text:p/>
        </draw:connector>
        <draw:custom-shape draw:style-name="gr9" draw:text-style-name="P1" xml:id="id15" draw:id="id15" draw:layer="layout" svg:width="5.08cm" svg:height="3.808cm" svg:x="14.97cm" svg:y="107.682cm">
          <text:p text:style-name="P1">Integrate then</text:p>
          <text:p text:style-name="P1">resolve collis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svg:x1="17.51cm" svg:y1="106.41cm" svg:x2="17.51cm" svg:y2="107.682cm" draw:start-shape="id17" draw:start-glue-point="6" draw:end-shape="id15" draw:end-glue-point="4" svg:d="M17510 106410v1272" svg:viewBox="0 0 1 1273">
          <text:p/>
        </draw:connector>
        <draw:custom-shape draw:style-name="gr9" draw:text-style-name="P1" xml:id="id18" draw:id="id18" draw:layer="layout" svg:width="5.08cm" svg:height="3.808cm" svg:x="21.32cm" svg:y="112.762cm">
          <text:p text:style-name="P1">To create state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svg:x1="20.05cm" svg:y1="109.586cm" svg:x2="21.32cm" svg:y2="114.666cm" draw:start-shape="id15" draw:start-glue-point="7" draw:end-shape="id18" svg:d="M20050 109586h636v5080h634" svg:viewBox="0 0 1271 5081">
          <text:p/>
        </draw:connector>
        <draw:custom-shape draw:style-name="gr9" draw:text-style-name="P1" xml:id="id19" draw:id="id19" draw:layer="layout" svg:width="5.08cm" svg:height="3.81cm" svg:x="42.908cm" svg:y="6.07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2" draw:id="id22" draw:layer="layout" svg:width="5.08cm" svg:height="3.81cm" svg:x="55.608cm" svg:y="6.068cm">
          <draw:glue-point draw:id="8" svg:x="-2.509cm" svg:y="5cm"/>
          <draw:glue-point draw:id="9" svg:x="2.423cm" svg:y="5cm"/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1" draw:id="id21" draw:layer="layout" svg:width="5.08cm" svg:height="3.81cm" svg:x="49.258cm" svg:y="16.228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0" draw:id="id20" draw:layer="layout" svg:width="5.08cm" svg:height="3.81cm" svg:x="49.258cm" svg:y="6.068cm">
          <text:p text:style-name="P1">Componen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47.988cm" svg:y1="7.975cm" svg:x2="49.258cm" svg:y2="7.973cm" draw:start-shape="id19" draw:start-glue-point="7" draw:end-shape="id20" draw:end-glue-point="5" svg:d="M47988 7975h636v-2h634" svg:viewBox="0 0 1271 3">
          <text:p/>
        </draw:connector>
        <draw:connector draw:style-name="gr6" draw:text-style-name="P1" draw:layer="layout" svg:x1="45.448cm" svg:y1="9.88cm" svg:x2="49.258cm" svg:y2="18.133cm" draw:start-shape="id19" draw:start-glue-point="6" draw:end-shape="id21" draw:end-glue-point="5" svg:d="M45448 9880v8253h3810" svg:viewBox="0 0 3811 8254">
          <text:p/>
        </draw:connector>
        <draw:connector draw:style-name="gr12" draw:text-style-name="P1" draw:layer="layout" svg:x1="54.338cm" svg:y1="7.973cm" svg:x2="55.608cm" svg:y2="7.973cm" draw:start-shape="id20" draw:start-glue-point="7" draw:end-shape="id22" draw:end-glue-point="5" svg:d="M54338 7973h1270" svg:viewBox="0 0 1271 1">
          <text:p/>
        </draw:connector>
        <draw:custom-shape draw:style-name="gr9" draw:text-style-name="P1" xml:id="id25" draw:id="id25" draw:layer="layout" svg:width="5.08cm" svg:height="3.81cm" svg:x="61.958cm" svg:y="11.148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3" draw:id="id23" draw:layer="layout" svg:width="5.08cm" svg:height="3.81cm" svg:x="49.258cm" svg:y="11.148cm">
          <text:p text:style-name="P1">Entiti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47.988cm" svg:y1="7.975cm" svg:x2="49.258cm" svg:y2="13.053cm" draw:end-shape="id23" draw:end-glue-point="5" svg:d="M47988 7975h385v5078h885" svg:viewBox="0 0 1271 5079">
          <text:p/>
        </draw:connector>
        <draw:connector draw:style-name="gr12" draw:text-style-name="P1" draw:layer="layout" svg:x1="54.338cm" svg:y1="13.053cm" svg:x2="55.608cm" svg:y2="13.053cm" draw:start-shape="id23" draw:start-glue-point="7" draw:end-shape="id24" draw:end-glue-point="5" svg:d="M54338 13053h1270" svg:viewBox="0 0 1271 1">
          <text:p/>
        </draw:connector>
        <draw:custom-shape draw:style-name="gr9" draw:text-style-name="P1" xml:id="id24" draw:id="id24" draw:layer="layout" svg:width="5.08cm" svg:height="3.81cm" svg:x="55.608cm" svg:y="11.148cm">
          <draw:glue-point draw:id="8" svg:x="2.5cm" svg:y="5cm"/>
          <draw:glue-point draw:id="9" svg:x="-2.5cm" svg:y="5cm"/>
          <draw:glue-point draw:id="10" svg:x="2.5cm" svg:y="-5cm"/>
          <draw:glue-point draw:id="11" svg:x="-2.5cm" svg:y="-5cm"/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6" draw:id="id26" draw:layer="layout" svg:width="5.08cm" svg:height="3.81cm" svg:x="61.96cm" svg:y="6.07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60.688cm" svg:y1="13.053cm" svg:x2="61.958cm" svg:y2="13.053cm" draw:start-shape="id24" draw:start-glue-point="7" draw:end-shape="id25" draw:end-glue-point="5" svg:d="M60688 13053h1270" svg:viewBox="0 0 1271 1">
          <text:p/>
        </draw:connector>
        <draw:connector draw:style-name="gr1" draw:text-style-name="P1" draw:layer="layout" svg:x1="60.688cm" svg:y1="7.973cm" svg:x2="61.96cm" svg:y2="7.975cm" draw:start-shape="id22" draw:start-glue-point="7" draw:end-shape="id26" draw:end-glue-point="5" svg:d="M60688 7973h637v2h635" svg:viewBox="0 0 1273 3">
          <text:p/>
        </draw:connector>
        <draw:connector draw:style-name="gr13" draw:text-style-name="P1" draw:layer="layout" svg:x1="51.798cm" svg:y1="16.228cm" svg:x2="56.878cm" svg:y2="14.958cm" draw:start-shape="id21" draw:start-glue-point="4" draw:end-shape="id24" draw:end-glue-point="9" svg:d="M51798 16228v-634h5080v-636" svg:viewBox="0 0 5081 1271">
          <text:p/>
        </draw:connector>
        <draw:connector draw:style-name="gr13" draw:text-style-name="P1" draw:layer="layout" svg:x1="56.878cm" svg:y1="11.148cm" svg:x2="56.874cm" svg:y2="9.878cm" draw:start-shape="id24" draw:start-glue-point="11" draw:end-shape="id22" draw:end-glue-point="8" svg:d="M56878 11148v-634h-4v-636" svg:viewBox="0 0 5 1271">
          <text:p/>
        </draw:connector>
        <draw:connector draw:style-name="gr14" draw:text-style-name="P1" draw:layer="layout" draw:line-skew="0.133cm" svg:x1="64.498cm" svg:y1="14.958cm" svg:x2="58.148cm" svg:y2="14.958cm" draw:start-shape="id25" draw:start-glue-point="6" draw:end-shape="id24" draw:end-glue-point="6" svg:d="M64498 14958v635h-6350v-635" svg:viewBox="0 0 6351 636">
          <text:p/>
        </draw:connector>
        <draw:connector draw:style-name="gr14" draw:text-style-name="P1" draw:layer="layout" svg:x1="58.148cm" svg:y1="11.148cm" svg:x2="58.148cm" svg:y2="9.878cm" draw:start-shape="id24" draw:start-glue-point="4" draw:end-shape="id22" draw:end-glue-point="6" svg:d="M58148 11148v-1270" svg:viewBox="0 0 1 1271">
          <text:p/>
        </draw:connector>
        <draw:connector draw:style-name="gr15" draw:text-style-name="P1" draw:layer="layout" svg:x1="42.969cm" svg:y1="21.574cm" svg:x2="50.528cm" svg:y2="21.577cm" svg:d="M42969 21574h3780v3h3779" svg:viewBox="0 0 7560 4">
          <text:p text:style-name="P1">Global Event Flow</text:p>
        </draw:connector>
        <draw:connector draw:style-name="gr16" draw:text-style-name="P1" draw:layer="layout" svg:x1="42.97cm" svg:y1="22.527cm" svg:x2="50.529cm" svg:y2="22.531cm" svg:d="M42970 22527h3780v4h3779" svg:viewBox="0 0 7560 5">
          <text:p text:style-name="P1">Entity Event Flow</text:p>
        </draw:connector>
        <draw:connector draw:style-name="gr17" draw:text-style-name="P1" draw:layer="layout" svg:x1="42.971cm" svg:y1="23.476cm" svg:x2="50.53cm" svg:y2="23.479cm" svg:d="M42971 23476h3779v3h3780" svg:viewBox="0 0 7560 4">
          <text:p text:style-name="P1">Component Event Flow</text:p>
        </draw:connector>
        <draw:connector draw:style-name="gr18" draw:text-style-name="P1" draw:layer="layout" draw:line-skew="0.131cm" svg:x1="64.5cm" svg:y1="9.88cm" svg:x2="59.378cm" svg:y2="9.878cm" draw:start-shape="id26" draw:end-shape="id22" draw:end-glue-point="9" svg:d="M64500 9880v633h-5122v-635" svg:viewBox="0 0 5123 636">
          <text:p/>
        </draw:connector>
        <draw:connector draw:style-name="gr19" draw:text-style-name="P1" draw:layer="layout" svg:x1="13.7cm" svg:y1="7.985cm" svg:x2="14.966cm" svg:y2="7.985cm" draw:start-shape="id27" draw:start-glue-point="7" draw:end-shape="id28" draw:end-glue-point="5" svg:d="M13700 7985h1266" svg:viewBox="0 0 1267 1">
          <text:p/>
        </draw:connector>
        <draw:connector draw:style-name="gr20" draw:text-style-name="P1" draw:layer="layout" svg:x1="20.046cm" svg:y1="7.985cm" svg:x2="21.32cm" svg:y2="7.987cm" draw:start-shape="id28" draw:start-glue-point="7" draw:end-shape="id29" draw:end-glue-point="5" svg:d="M20046 7985h638v2h636" svg:viewBox="0 0 1275 3">
          <text:p/>
        </draw:connector>
        <draw:custom-shape draw:style-name="gr9" draw:text-style-name="P1" draw:layer="layout" svg:width="5.08cm" svg:height="3.81cm" svg:x="2.272cm" svg:y="11.16cm">
          <text:p text:style-name="P1">OS 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5" draw:id="id35" draw:layer="layout" svg:width="5.08cm" svg:height="3.81cm" svg:x="8.62cm" svg:y="11.16cm">
          <text:p text:style-name="P1">Handle all OS</text:p>
          <text:p text:style-name="P1">events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draw:layer="layout" svg:width="4.826cm" svg:height="2.286cm" svg:x="2.397cm" svg:y="41.767cm">
          <text:p text:style-name="P1">System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2" draw:text-style-name="P1" draw:layer="layout" svg:width="4.826cm" svg:height="2.286cm" svg:x="2.397cm" svg:y="37.957cm">
          <text:p text:style-name="P1">Non- System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1" xml:id="id2" draw:id="id2" draw:layer="layout" svg:width="5.08cm" svg:height="3.81cm" svg:x="14.97cm" svg:y="11.16cm">
          <text:p text:style-name="P1">Create events to</text:p>
          <text:p text:style-name="P1">be process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7.526cm" svg:height="3.556cm" svg:x="8.747cm" svg:y="31.6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30" draw:id="id30" draw:layer="layout" svg:width="3.81cm" svg:height="3.81cm" svg:x="68.327cm" svg:y="6.08cm">
          <text:p text:style-name="P1">Engi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31" draw:id="id31" draw:layer="layout" svg:width="3.81cm" svg:height="3.81cm" svg:x="73.407cm" svg:y="6.08cm"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2" draw:id="id32" draw:layer="layout" svg:width="3.81cm" svg:height="3.81cm" svg:x="73.407cm" svg:y="11.16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3" draw:id="id33" draw:layer="layout" svg:width="3.81cm" svg:height="3.81cm" svg:x="78.487cm" svg:y="11.16cm"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4" draw:id="id34" draw:layer="layout" svg:width="3.81cm" svg:height="3.81cm" svg:x="73.405cm" svg:y="16.24cm"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72.137cm" svg:y1="7.985cm" svg:x2="73.407cm" svg:y2="7.985cm" draw:start-shape="id30" draw:start-glue-point="7" draw:end-shape="id31" draw:end-glue-point="5" svg:d="M72137 7985h1270" svg:viewBox="0 0 1271 1">
          <text:p/>
        </draw:connector>
        <draw:connector draw:style-name="gr6" draw:text-style-name="P1" draw:layer="layout" svg:x1="72.137cm" svg:y1="7.985cm" svg:x2="73.407cm" svg:y2="13.065cm" draw:start-shape="id30" draw:start-glue-point="7" draw:end-shape="id32" svg:d="M72137 7985h636v5080h634" svg:viewBox="0 0 1271 5081">
          <text:p/>
        </draw:connector>
        <draw:connector draw:style-name="gr6" draw:text-style-name="P1" draw:layer="layout" svg:x1="77.217cm" svg:y1="13.065cm" svg:x2="78.487cm" svg:y2="13.065cm" draw:start-shape="id32" draw:start-glue-point="7" draw:end-shape="id33" draw:end-glue-point="5" svg:d="M77217 13065h1270" svg:viewBox="0 0 1271 1">
          <text:p/>
        </draw:connector>
        <draw:connector draw:style-name="gr23" draw:text-style-name="P1" draw:layer="layout" svg:x1="75.312cm" svg:y1="14.97cm" svg:x2="75.31cm" svg:y2="16.24cm" draw:start-shape="id32" draw:start-glue-point="6" draw:end-shape="id34" svg:d="M75312 14970v636h-2v634" svg:viewBox="0 0 3 1271">
          <text:p/>
        </draw:connector>
        <draw:connector draw:style-name="gr24" draw:text-style-name="P1" draw:layer="layout" draw:line-skew="-0.134cm" svg:x1="80.392cm" svg:y1="11.16cm" svg:x2="75.312cm" svg:y2="11.16cm" draw:start-shape="id33" draw:start-glue-point="4" draw:end-shape="id32" draw:end-glue-point="4" svg:d="M80392 11160v-635h-5080v635" svg:viewBox="0 0 5081 636">
          <text:p/>
        </draw:connector>
        <draw:connector draw:style-name="gr25" draw:text-style-name="P1" draw:layer="layout" draw:line-skew="0.131cm" svg:x1="77.215cm" svg:y1="18.145cm" svg:x2="82.297cm" svg:y2="13.065cm" draw:start-shape="id34" draw:start-glue-point="7" draw:end-shape="id33" draw:end-glue-point="7" svg:d="M77215 18145h5715v-5080h-633" svg:viewBox="0 0 5716 5081">
          <text:p/>
        </draw:connector>
        <draw:connector draw:style-name="gr11" draw:text-style-name="P1" draw:layer="layout" svg:x1="13.7cm" svg:y1="13.065cm" svg:x2="14.97cm" svg:y2="13.065cm" draw:start-shape="id35" draw:start-glue-point="7" draw:end-shape="id2" draw:end-glue-point="5" svg:d="M13700 13065h1270" svg:viewBox="0 0 1271 1">
          <text:p/>
        </draw:connector>
        <draw:custom-shape draw:style-name="gr9" draw:text-style-name="P1" draw:layer="layout" svg:width="5.08cm" svg:height="3.81cm" svg:x="2.274cm" svg:y="31.48cm">
          <text:p text:style-name="P1">OS 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" draw:id="id1" draw:layer="layout" svg:width="5.08cm" svg:height="3.81cm" svg:x="14.974cm" svg:y="31.48cm">
          <text:p text:style-name="P1">Present fra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" draw:layer="layout" svg:width="17.78cm" svg:height="2.54cm" svg:x="8.62cm" svg:y="2.27cm">
          <text:p text:style-name="P1">SPRINT 2 UPDATE FL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layout" svg:width="17.78cm" svg:height="2.54cm" svg:x="8.62cm" svg:y="98.79cm">
          <text:p text:style-name="P1">FU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08cm" svg:height="3.81cm" svg:x="2.274cm" svg:y="26.4cm">
          <text:p text:style-name="P1">Graph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7.51cm" svg:y1="14.97cm" svg:x2="17.51cm" svg:y2="16.24cm" draw:start-shape="id2" draw:start-glue-point="6" draw:end-shape="id12" draw:end-glue-point="4" svg:d="M17510 14970v1270" svg:viewBox="0 0 1 1271">
          <text:p/>
        </draw:connector>
        <draw:custom-shape draw:style-name="gr9" draw:text-style-name="P1" xml:id="id36" draw:id="id36" draw:layer="layout" svg:width="5.08cm" svg:height="3.808cm" svg:x="14.97cm" svg:y="26.402cm">
          <text:p text:style-name="P1">Draw using state </text:p>
          <text:p text:style-name="P1">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svg:x1="17.51cm" svg:y1="25.13cm" svg:x2="17.51cm" svg:y2="26.402cm" draw:start-shape="id13" draw:start-glue-point="6" draw:end-shape="id36" svg:d="M17510 25130v1272" svg:viewBox="0 0 1 1273">
          <text:p/>
        </draw:connector>
        <draw:connector draw:style-name="gr1" draw:text-style-name="P1" draw:layer="layout" svg:x1="17.51cm" svg:y1="30.21cm" svg:x2="17.514cm" svg:y2="31.48cm" draw:start-shape="id36" draw:start-glue-point="6" draw:end-shape="id1" draw:end-glue-point="4" svg:d="M17510 30210v636h4v634" svg:viewBox="0 0 5 1271">
          <text:p/>
        </draw:connector>
        <draw:custom-shape draw:style-name="gr28" draw:text-style-name="P1" draw:layer="layout" svg:width="3.683cm" svg:height="13.843cm" svg:x="26.4cm" svg:y="11.16cm">
          <text:p text:style-name="P1"/>
          <draw:enhanced-geometry svg:viewBox="0 0 21600 21600" draw:glue-points="0 0 0 21600 21600 10800" draw:text-areas="0 ?f9 7800 ?f10" draw:mirror-horizontal="false" draw:mirror-vertical="false" draw:type="right-brace" draw:modifiers="4257.3248407643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7.62cm" svg:height="2.54cm" svg:x="30.21cm" svg:y="16.875cm">
          <text:p text:style-name="P1">Repeat multiple times</text:p>
          <text:p text:style-name="P1">depending on how long</text:p>
          <text:p text:style-name="P1">the last frame t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" draw:layer="layout" svg:width="3.683cm" svg:height="8.763cm" svg:x="26.4cm" svg:y="26.4cm">
          <text:p/>
          <draw:enhanced-geometry svg:viewBox="0 0 21600 21600" draw:glue-points="0 0 0 21600 21600 10800" draw:text-areas="0 ?f9 7800 ?f10" draw:mirror-horizontal="false" draw:mirror-vertical="false" draw:type="right-brace" draw:modifiers="4257.3248407643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7.62cm" svg:height="2.54cm" svg:x="30.212cm" svg:y="29.575cm">
          <text:p text:style-name="P1">Could be moved to a </text:p>
          <text:p text:style-name="P1">separate thread if need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layout" svg:width="17.78cm" svg:height="2.54cm" svg:x="42.91cm" svg:y="2.27cm">
          <text:p text:style-name="P1">SPRINT 2 DATA LAYO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layout" svg:width="17.78cm" svg:height="2.54cm" svg:x="68.325cm" svg:y="2.27cm">
          <text:p text:style-name="P1">SPRINT 2 UPDATE FLOW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2.4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8:21:39.898071133</meta:creation-date>
    <dc:date>2014-06-16T22:15:19.115957070</dc:date>
    <meta:editing-duration>PT7H51M57S</meta:editing-duration>
    <meta:editing-cycles>20</meta:editing-cycles>
    <meta:generator>LibreOffice/4.2.3.3$Linux_X86_64 LibreOffice_project/420m0$Build-3</meta:generator>
    <meta:document-statistic meta:object-count="98"/>
  </office:meta>
</office:document-meta>
</file>